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end" style:justify-single-word="false"/>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center" style:justify-single-word="false"/>
      <style:text-properties fo:font-size="26pt" style:text-underline-style="solid" style:text-underline-width="auto" style:text-underline-color="font-color" fo:font-weight="bold" style:font-size-asian="26pt" style:font-weight-asian="bold" style:font-size-complex="26pt"/>
    </style:style>
    <style:style style:name="P7" style:family="paragraph" style:parent-style-name="Standard">
      <style:paragraph-properties fo:line-height="150%" fo:text-align="center" style:justify-single-word="false"/>
      <style:text-properties fo:font-size="20pt" style:text-underline-style="solid" style:text-underline-width="auto" style:text-underline-color="font-color" fo:font-weight="bold" style:font-size-asian="20pt" style:font-weight-asian="bold" style:font-size-complex="20pt"/>
    </style:style>
    <style:style style:name="P8" style:family="paragraph" style:parent-style-name="Standard">
      <style:paragraph-properties fo:line-height="150%"/>
      <style:text-properties fo:font-size="16pt" fo:font-weight="bold" style:font-size-asian="16pt" style:font-weight-asian="bold" style:font-size-complex="16pt"/>
    </style:style>
    <style:style style:name="P9" style:family="paragraph" style:parent-style-name="Standard">
      <style:paragraph-properties fo:line-height="150%" fo:text-align="justify" style:justify-single-word="false"/>
      <style:text-properties fo:font-size="16pt" style:text-underline-style="solid" style:text-underline-width="auto" style:text-underline-color="font-color" fo:font-weight="bold" style:font-size-asian="16pt" style:font-weight-asian="bold" style:font-size-complex="16pt"/>
    </style:style>
    <style:style style:name="P10" style:family="paragraph" style:parent-style-name="Standard">
      <style:paragraph-properties fo:line-height="150%" fo:text-align="justify" style:justify-single-word="false"/>
      <style:text-properties fo:font-size="16pt" style:font-size-asian="16pt" style:font-size-complex="16pt"/>
    </style:style>
    <style:style style:name="P11" style:family="paragraph" style:parent-style-name="Standard">
      <style:text-properties fo:font-weight="bold" style:font-weight-asian="bold"/>
    </style:style>
    <style:style style:name="P12" style:family="paragraph" style:parent-style-name="Standard">
      <style:paragraph-properties fo:line-height="150%" fo:text-align="justify" style:justify-single-word="false"/>
      <style:text-properties fo:font-size="12pt" style:font-size-asian="12pt" style:font-size-complex="12pt"/>
    </style:style>
    <style:style style:name="P13" style:family="paragraph" style:parent-style-name="Standard">
      <style:paragraph-properties fo:line-height="150%" fo:text-align="justify" style:justify-single-word="false"/>
      <style:text-properties fo:font-size="13pt" style:font-size-asian="13pt" style:font-size-complex="13pt"/>
    </style:style>
    <style:style style:name="P14" style:family="paragraph" style:parent-style-name="Standard">
      <style:paragraph-properties fo:line-height="150%" fo:text-align="justify" style:justify-single-word="false"/>
      <style:text-properties fo:font-size="13pt" officeooo:rsid="0019435b" officeooo:paragraph-rsid="0019435b" style:font-size-asian="13pt" style:font-size-complex="13pt"/>
    </style:style>
    <style:style style:name="P15" style:family="paragraph" style:parent-style-name="Standard">
      <style:paragraph-properties fo:line-height="150%" fo:text-align="justify" style:justify-single-word="false"/>
      <style:text-properties fo:color="#24292e" fo:font-size="13pt" fo:background-color="#ffffff" style:font-size-asian="13pt" style:font-size-complex="13pt"/>
    </style:style>
    <style:style style:name="P16" style:family="paragraph" style:parent-style-name="Standard">
      <style:paragraph-properties fo:line-height="150%" fo:text-align="center" style:justify-single-word="false"/>
      <style:text-properties fo:font-size="26pt" style:text-underline-style="solid" style:text-underline-width="auto" style:text-underline-color="font-color" fo:font-weight="bold" style:font-size-asian="26pt" style:font-weight-asian="bold" style:font-size-complex="26pt"/>
    </style:style>
    <style:style style:name="P17" style:family="paragraph" style:parent-style-name="Standard">
      <style:paragraph-properties fo:line-height="150%" fo:text-align="end" style:justify-single-word="false"/>
      <style:text-properties fo:font-size="18pt" style:font-size-asian="18pt" style:font-size-complex="18pt"/>
    </style:style>
    <style:style style:name="P18" style:family="paragraph" style:parent-style-name="Standard">
      <style:paragraph-properties fo:line-height="150%" fo:text-align="center" style:justify-single-word="false"/>
      <style:text-properties fo:font-size="20pt" style:text-underline-style="solid" style:text-underline-width="auto" style:text-underline-color="font-color" fo:font-weight="bold" style:font-size-asian="20pt" style:font-weight-asian="bold" style:font-size-complex="20pt"/>
    </style:style>
    <style:style style:name="P19" style:family="paragraph" style:parent-style-name="Standard">
      <style:paragraph-properties fo:line-height="150%"/>
      <style:text-properties fo:font-size="16pt" fo:font-weight="bold" style:font-size-asian="16pt" style:font-weight-asian="bold" style:font-size-complex="16pt"/>
    </style:style>
    <style:style style:name="P20" style:family="paragraph" style:parent-style-name="Standard">
      <style:paragraph-properties fo:line-height="150%" fo:text-align="justify" style:justify-single-word="false"/>
      <style:text-properties fo:font-size="16pt" style:text-underline-style="solid" style:text-underline-width="auto" style:text-underline-color="font-color" fo:font-weight="bold" style:font-size-asian="16pt" style:font-weight-asian="bold" style:font-size-complex="16pt"/>
    </style:style>
    <style:style style:name="P21" style:family="paragraph" style:parent-style-name="Standard">
      <style:paragraph-properties fo:line-height="150%" fo:text-align="justify" style:justify-single-word="false"/>
      <style:text-properties fo:font-size="16pt" style:text-underline-style="solid" style:text-underline-width="auto" style:text-underline-color="font-color" fo:font-weight="bold" officeooo:paragraph-rsid="0013e1bc" style:font-size-asian="16pt" style:font-weight-asian="bold" style:font-size-complex="16pt"/>
    </style:style>
    <style:style style:name="P22" style:family="paragraph" style:parent-style-name="Standard">
      <style:paragraph-properties fo:line-height="150%" fo:text-align="justify" style:justify-single-word="false"/>
      <style:text-properties fo:font-size="12pt" style:font-size-asian="12pt" style:font-size-complex="12pt"/>
    </style:style>
    <style:style style:name="P23" style:family="paragraph" style:parent-style-name="Standard">
      <style:paragraph-properties fo:line-height="150%" fo:text-align="justify" style:justify-single-word="false"/>
      <style:text-properties fo:font-size="13pt" style:font-size-asian="13pt" style:font-size-complex="13pt"/>
    </style:style>
    <style:style style:name="P24" style:family="paragraph" style:parent-style-name="Standard" style:list-style-name="WWNum1">
      <style:paragraph-properties fo:line-height="150%" fo:text-align="justify" style:justify-single-word="false"/>
      <style:text-properties fo:font-size="13pt" officeooo:paragraph-rsid="001effe9" style:font-size-asian="13pt" style:font-size-complex="13pt"/>
    </style:style>
    <style:style style:name="P25" style:family="paragraph" style:parent-style-name="Standard" style:list-style-name="WWNum2">
      <style:paragraph-properties fo:line-height="150%" fo:text-align="justify" style:justify-single-word="false"/>
      <style:text-properties fo:font-size="13pt" officeooo:paragraph-rsid="0020de9a" style:font-size-asian="13pt" style:font-size-complex="13pt"/>
    </style:style>
    <style:style style:name="P26" style:family="paragraph" style:parent-style-name="Standard">
      <style:paragraph-properties fo:line-height="150%" fo:text-align="justify" style:justify-single-word="false"/>
      <style:text-properties fo:font-size="13pt" officeooo:rsid="001effe9" officeooo:paragraph-rsid="0020de9a" style:font-size-asian="13pt" style:font-size-complex="13pt"/>
    </style:style>
    <style:style style:name="P27" style:family="paragraph" style:parent-style-name="Standard">
      <style:paragraph-properties fo:line-height="150%" fo:text-align="justify" style:justify-single-word="false"/>
      <style:text-properties fo:font-size="13pt" officeooo:rsid="001f5271" officeooo:paragraph-rsid="001f5271" style:font-size-asian="13pt" style:font-size-complex="13pt"/>
    </style:style>
    <style:style style:name="P28" style:family="paragraph" style:parent-style-name="Standard">
      <style:paragraph-properties fo:line-height="150%" fo:text-align="justify" style:justify-single-word="false"/>
      <style:text-properties fo:font-size="13pt" style:text-underline-style="none" fo:font-weight="normal" officeooo:rsid="001a6791" officeooo:paragraph-rsid="001a6791" style:font-size-asian="13pt" style:font-weight-asian="normal" style:font-size-complex="13pt" style:font-weight-complex="normal"/>
    </style:style>
    <style:style style:name="P29" style:family="paragraph" style:parent-style-name="Standard">
      <style:paragraph-properties fo:line-height="150%" fo:text-align="justify" style:justify-single-word="false"/>
      <style:text-properties fo:font-size="13pt" style:text-underline-style="none" fo:font-weight="normal" officeooo:rsid="001effe9" officeooo:paragraph-rsid="001effe9" style:font-size-asian="13pt" style:font-weight-asian="normal" style:font-size-complex="13pt" style:font-weight-complex="normal"/>
    </style:style>
    <style:style style:name="P30" style:family="paragraph" style:parent-style-name="Standard">
      <style:paragraph-properties fo:line-height="150%" fo:text-align="justify" style:justify-single-word="false"/>
      <style:text-properties fo:font-size="13pt" style:text-underline-style="none" fo:font-weight="normal" style:font-size-asian="11.3500003814697pt" style:font-weight-asian="normal" style:font-size-complex="13pt" style:font-weight-complex="normal"/>
    </style:style>
    <style:style style:name="P31" style:family="paragraph" style:parent-style-name="Standard">
      <style:paragraph-properties fo:line-height="150%" fo:text-align="justify" style:justify-single-word="false"/>
      <style:text-properties fo:color="#24292e" fo:font-size="13pt" fo:background-color="#ffffff" style:font-size-asian="13pt" style:font-size-complex="13pt"/>
    </style:style>
    <style:style style:name="P32" style:family="paragraph" style:parent-style-name="Standard">
      <style:paragraph-properties fo:line-height="150%" fo:text-align="justify" style:justify-single-word="false"/>
      <style:text-properties fo:color="#24292e" fo:font-size="13pt" officeooo:rsid="001d56f9" officeooo:paragraph-rsid="001d56f9" fo:background-color="#ffffff" style:font-size-asian="13pt" style:font-size-complex="13pt"/>
    </style:style>
    <style:style style:name="P33" style:family="paragraph" style:parent-style-name="Standard">
      <style:paragraph-properties fo:line-height="150%" fo:text-align="justify" style:justify-single-word="false"/>
      <style:text-properties fo:color="#24292e" fo:font-size="13pt" officeooo:rsid="001d56f9" officeooo:paragraph-rsid="001effe9" fo:background-color="#ffffff" style:font-size-asian="13pt" style:font-size-complex="13pt"/>
    </style:style>
    <style:style style:name="P34" style:family="paragraph" style:parent-style-name="Standard" style:master-page-name="First_20_Page">
      <style:paragraph-properties fo:line-height="150%" fo:text-align="center" style:justify-single-word="false" style:page-number="auto"/>
      <style:text-properties fo:font-size="26pt" style:text-underline-style="solid" style:text-underline-width="auto" style:text-underline-color="font-color" fo:font-weight="bold" style:font-size-asian="26pt" style:font-weight-asian="bold" style:font-size-complex="26pt"/>
    </style:style>
    <style:style style:name="P35" style:family="paragraph" style:parent-style-name="Standard" style:list-style-name="WWNum2">
      <style:paragraph-properties fo:margin-left="1.27cm" fo:margin-right="0cm" fo:line-height="150%" fo:text-align="justify" style:justify-single-word="false" fo:text-indent="-0.635cm" style:auto-text-indent="false"/>
    </style:style>
    <style:style style:name="P36" style:family="paragraph" style:parent-style-name="Standard" style:list-style-name="WWNum1">
      <style:paragraph-properties fo:margin-left="1.27cm" fo:margin-right="0cm" fo:line-height="150%" fo:text-align="justify" style:justify-single-word="false" fo:text-indent="-0.635cm" style:auto-text-indent="false"/>
      <style:text-properties fo:font-size="13pt" style:font-size-asian="13pt" style:font-size-complex="13pt"/>
    </style:style>
    <style:style style:name="P37" style:family="paragraph" style:parent-style-name="Standard" style:list-style-name="WWNum2">
      <style:paragraph-properties fo:margin-left="1.27cm" fo:margin-right="0cm" fo:line-height="150%" fo:text-align="justify" style:justify-single-word="false" fo:text-indent="-0.635cm" style:auto-text-indent="false"/>
      <style:text-properties fo:font-size="13pt" style:font-size-asian="13pt" style:font-size-complex="13pt"/>
    </style:style>
    <style:style style:name="P38" style:family="paragraph" style:parent-style-name="Standard" style:list-style-name="WWNum2">
      <style:paragraph-properties fo:margin-left="1.27cm" fo:margin-right="0cm" fo:line-height="150%" fo:text-align="justify" style:justify-single-word="false" fo:text-indent="-0.635cm" style:auto-text-indent="false"/>
      <style:text-properties fo:font-size="13pt" officeooo:rsid="001d56f9" officeooo:paragraph-rsid="001d56f9" style:font-size-asian="13pt" style:font-size-complex="13pt"/>
    </style:style>
    <style:style style:name="P39" style:family="paragraph" style:parent-style-name="Standard">
      <style:paragraph-properties fo:margin-left="1.27cm" fo:margin-right="0cm" fo:line-height="150%" fo:text-align="justify" style:justify-single-word="false" fo:text-indent="-0.635cm" style:auto-text-indent="false"/>
      <style:text-properties fo:font-size="13pt" style:text-underline-style="none" style:font-size-asian="13pt" style:font-size-complex="13pt"/>
    </style:style>
    <style:style style:name="P40" style:family="paragraph" style:parent-style-name="Standard">
      <style:paragraph-properties fo:margin-left="0cm" fo:margin-right="0cm" fo:line-height="150%" fo:text-align="justify" style:justify-single-word="false" fo:text-indent="0cm" style:auto-text-indent="false"/>
      <style:text-properties fo:font-size="13pt" style:text-underline-style="none" fo:font-weight="normal" officeooo:rsid="001b4904" officeooo:paragraph-rsid="0019435b" style:font-size-asian="13pt" style:font-weight-asian="normal" style:font-size-complex="13pt" style:font-weight-complex="normal"/>
    </style:style>
    <style:style style:name="T1" style:family="text">
      <style:text-properties fo:font-size="16pt" fo:font-weight="bold" style:font-size-asian="16pt" style:font-weight-asian="bold" style:font-size-complex="16pt"/>
    </style:style>
    <style:style style:name="T2" style:family="text">
      <style:text-properties fo:font-size="16pt" style:font-size-asian="16pt" style:font-size-complex="16pt"/>
    </style:style>
    <style:style style:name="T3" style:family="text">
      <style:text-properties fo:font-size="16pt" fo:font-weight="normal" officeooo:rsid="001b4904" style:font-size-asian="16pt" style:font-weight-asian="normal" style:font-size-complex="16pt" style:font-weight-complex="normal"/>
    </style:style>
    <style:style style:name="T4" style:family="text">
      <style:text-properties fo:font-size="16pt" fo:font-weight="normal" officeooo:rsid="0020de9a" style:font-size-asian="16pt" style:font-weight-asian="normal" style:font-size-complex="16pt" style:font-weight-complex="normal"/>
    </style:style>
    <style:style style:name="T5" style:family="text">
      <style:text-properties fo:font-size="15pt" style:font-size-asian="15pt" style:font-size-complex="15pt"/>
    </style:style>
    <style:style style:name="T6" style:family="text">
      <style:text-properties fo:font-size="13pt" style:font-size-asian="13pt" style:font-size-complex="13pt"/>
    </style:style>
    <style:style style:name="T7" style:family="text">
      <style:text-properties fo:font-size="13pt" fo:font-weight="bold" style:font-size-asian="13pt" style:font-weight-asian="bold" style:font-size-complex="13pt"/>
    </style:style>
    <style:style style:name="T8" style:family="text">
      <style:text-properties fo:font-size="13pt" style:text-underline-style="none" style:font-size-asian="13pt" style:font-size-complex="13pt"/>
    </style:style>
    <style:style style:name="T9" style:family="text">
      <style:text-properties fo:font-size="13pt" style:text-underline-style="none" officeooo:rsid="001503b4" style:font-size-asian="13pt" style:font-size-complex="13pt"/>
    </style:style>
    <style:style style:name="T10" style:family="text">
      <style:text-properties fo:font-size="13pt" style:text-underline-style="none" officeooo:rsid="0020de9a" style:font-size-asian="13pt" style:font-size-complex="13pt"/>
    </style:style>
    <style:style style:name="T11" style:family="text">
      <style:text-properties officeooo:rsid="001d56f9"/>
    </style:style>
    <style:style style:name="T12" style:family="text">
      <style:text-properties officeooo:rsid="001effe9"/>
    </style:style>
    <style:style style:name="T13" style:family="text">
      <style:text-properties officeooo:rsid="001f5271"/>
    </style:style>
    <style:style style:name="T14" style:family="text">
      <style:text-properties officeooo:rsid="0020de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PRÀCTICA 3</text:p>
      <text:p text:style-name="P3"/>
      <text:p text:style-name="P3"/>
      <text:p text:style-name="P3"/>
      <text:p text:style-name="P6"/>
      <text:p text:style-name="P6">Planificació</text:p>
      <text:p text:style-name="P6"/>
      <text:p text:style-name="P6"/>
      <text:p text:style-name="P6"/>
      <text:p text:style-name="P6"/>
      <text:p text:style-name="P6"/>
      <text:p text:style-name="P3"/>
      <text:p text:style-name="P3"/>
      <text:p text:style-name="P4"/>
      <text:p text:style-name="P17">Oriol Vidal Teruel</text:p>
      <text:p text:style-name="P17">Jordi Donadeu Casassas</text:p>
      <text:p text:style-name="P17">Oriol Pascual Anglés</text:p>
      <text:p text:style-name="P4"/>
      <text:p text:style-name="P17">Quadrimestre Tardor 2018-2019</text:p>
      <text:p text:style-name="P7"/>
      <text:p text:style-name="P7"/>
      <text:p text:style-name="P7"><text:soft-page-break/></text:p>
      <text:p text:style-name="P7">ÍNDEX</text:p>
      <text:p text:style-name="P3"/>
      <text:p text:style-name="P2"><text:span text:style-name="T1">1- Introducció<text:tab/><text:tab/><text:tab/><text:tab/><text:tab/><text:tab/><text:tab/><text:tab/><text:tab/><text:tab/></text:span><text:span text:style-name="T5">2</text:span></text:p>
      <text:p text:style-name="P8"/>
      <text:p text:style-name="P2"><text:span text:style-name="T1">2- Modelació del domini<text:tab/><text:tab/><text:tab/><text:tab/><text:tab/><text:tab/><text:tab/></text:span><text:span text:style-name="T2">3</text:span></text:p>
      <text:p text:style-name="P8"/>
      <text:p text:style-name="P2"><text:span text:style-name="T1">3- Modelació dels problemes a resoldre<text:tab/><text:tab/><text:tab/><text:tab/></text:span><text:span text:style-name="T4">6</text:span></text:p>
      <text:p text:style-name="P8"/>
      <text:p text:style-name="P2"><text:span text:style-name="T1">4- Desenvolupament dels models<text:tab/><text:tab/><text:tab/><text:tab/><text:tab/></text:span><text:span text:style-name="T3">9</text:span></text:p>
      <text:p text:style-name="P8"/>
      <text:p text:style-name="P8">5- Proves</text:p>
      <text:p text:style-name="P8"/>
      <text:p text:style-name="P8"><text:s/><text:tab/><text:tab/><text:tab/><text:tab/><text:tab/><text:tab/><text:tab/></text:p>
      <text:p text:style-name="Standard"/>
      <text:p text:style-name="Standard"/>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9">1- Introducció</text:p>
      <text:p text:style-name="P9"/>
      <text:p text:style-name="P12">En aquesta pràctica se’ns presenta un problema que haurem de resoldre mitjançant el planificador Fast Forward.</text:p>
      <text:p text:style-name="P12"/>
      <text:p text:style-name="P13">Per tal de realitzar i implementar aquesta pràctica correctament, seguirem la metodologia explicada a classe, el que implica seguir les següents fases:</text:p>
      <text:p text:style-name="P10"/>
      <text:p text:style-name="P5"><text:span text:style-name="T6">- </text:span><text:span text:style-name="T7">Modelació del domini:</text:span><text:span text:style-name="T6"> Determinar de quina manera s’ha modelat el domini, és a dir, les variables, els predicats i les accions.</text:span></text:p>
      <text:p text:style-name="P10"/>
      <text:p text:style-name="P5"><text:span text:style-name="T6">- </text:span><text:span text:style-name="T7">Modelació dels problemes a resoldre:</text:span><text:span text:style-name="T6"> Determinar de quina manera s’ha modelat els problemes a resoldre, és a dir, els objectes, l’estat inicial i l’estat final.</text:span></text:p>
      <text:p text:style-name="P10"/>
      <text:p text:style-name="P5"><text:span text:style-name="T6">- </text:span><text:span text:style-name="T7">Desenvolupament dels models:</text:span><text:span text:style-name="T6"> Determinar com s’han desenvolupat els models.</text:span></text:p>
      <text:p text:style-name="P10"/>
      <text:p text:style-name="P5"><text:span text:style-name="T6">- </text:span><text:span text:style-name="T7">Jocs de prova:</text:span><text:span text:style-name="T6"> Validació de que el sistema funciona tal i com l’enunciat diu que ha de funcionar.</text:span></text:p>
      <text:p text:style-name="P9"/>
      <text:p text:style-name="P9"/>
      <text:p text:style-name="P9"/>
      <text:p text:style-name="P9"/>
      <text:p text:style-name="P9"/>
      <text:p text:style-name="P9"/>
      <text:p text:style-name="P9"/>
      <text:p text:style-name="P9"><text:soft-page-break/>2- Modelació del domini</text:p>
      <text:p text:style-name="P14"/>
      <text:p text:style-name="P13">Per tal de modelar el domini vam haver d’incloure els següents requeriments:</text:p>
      <text:p text:style-name="P15">:adl :typing :equality</text:p>
      <text:p text:style-name="P15"/>
      <text:p text:style-name="P15">Els tipus de les constants i paràmetres que es van fer servir pel problema van ser:</text:p>
      <text:p text:style-name="P15">rover persona suministre assentament base combustible</text:p>
      <text:p text:style-name="P32"/>
      <text:p text:style-name="P33">Vam triar aquests tipus per poder representar tots els elements <text:span text:style-name="T12">principals </text:span>del <text:span text:style-name="T12">domini</text:span>. En el cas d’assentament la fem servir perquè és on es trobaran les persones i el subministres i el cas de la base és on es trobaran els rovers <text:span text:style-name="T12">inicialment abans d’anar a cada assentament</text:span>.</text:p>
      <text:p text:style-name="P33"/>
      <text:p text:style-name="P32">Els predicats son variables booleanes q van definint booleans amb diferents tipus de variables.</text:p>
      <text:p text:style-name="P15"/>
      <text:p text:style-name="P13">Els predicats per tal de representar el problema van ser:</text:p>
      <text:list xml:id="list2399939701" text:style-name="WWNum1">
        <text:list-item>
          <text:p text:style-name="P36">aparcat: <text:span text:style-name="T11">Predicat que indica que un rover està a la base.</text:span></text:p>
        </text:list-item>
        <text:list-item>
          <text:p text:style-name="P36">l_rover: <text:span text:style-name="T12">Predicat que indica que un rover esta a l’assentament.</text:span></text:p>
        </text:list-item>
        <text:list-item>
          <text:p text:style-name="P36">l_persona: <text:span text:style-name="T12">Predicat que inidica que una persona està a l’assentament.</text:span></text:p>
        </text:list-item>
        <text:list-item>
          <text:p text:style-name="P36">l_sum: <text:span text:style-name="T12">Predicat que indica que un subministre està a l’assentament.</text:span></text:p>
        </text:list-item>
        <text:list-item>
          <text:p text:style-name="P36">rover_buit: <text:span text:style-name="T12">Predicat que indica que el rover no porta res.</text:span></text:p>
        </text:list-item>
        <text:list-item>
          <text:p text:style-name="P36">rover_1p: <text:span text:style-name="T12">Predicat que indica que el rover porta una persona.</text:span></text:p>
        </text:list-item>
        <text:list-item>
          <text:p text:style-name="P36">rover_2p: <text:span text:style-name="T12">Predicat que indica que el rover porta dues persones.</text:span></text:p>
        </text:list-item>
        <text:list-item>
          <text:p text:style-name="P36">rover_s: <text:span text:style-name="T12">Predicat que indica que el rover porta el subministre.</text:span></text:p>
        </text:list-item>
        <text:list-item>
          <text:p text:style-name="P36">peticio_p: <text:span text:style-name="T12">Predicat que indica que la persona està a l’assentament.</text:span></text:p>
        </text:list-item>
        <text:list-item>
          <text:p text:style-name="P36">peticio_s: <text:span text:style-name="T12">Predicat que indica que el subministre està a l’assentament.</text:span></text:p>
        </text:list-item>
        <text:list-item>
          <text:p text:style-name="P36">deixo_p: <text:span text:style-name="T12">Predicat que indica que la persona ha sigut transportada a l’assentament.</text:span></text:p>
          <text:p text:style-name="P36"/>
        </text:list-item>
        <text:list-item>
          <text:p text:style-name="P24"><text:soft-page-break/>deixo_s: <text:span text:style-name="T12">Predicat que indica que la persona ha sigut transportada a l’assentament.</text:span></text:p>
        </text:list-item>
      </text:list>
      <text:p text:style-name="P13"/>
      <text:p text:style-name="P13"/>
      <text:p text:style-name="P13"/>
      <text:p text:style-name="P26">Funcions: </text:p>
      <text:p text:style-name="P26">- cost total combustible: <text:span text:style-name="T14">funció</text:span> que <text:span text:style-name="T14">representa el cost total dels combustibles dels rovers, la</text:span> intentarem minimitzar.</text:p>
      <text:p text:style-name="P26">- fuel-level: <text:span text:style-name="T14">funció</text:span> <text:span text:style-name="T13">que serveix per controlar la quantitat de combustible restant d’un rover en concret.</text:span></text:p>
      <text:p text:style-name="P26"/>
      <text:p text:style-name="P27">A partir d’aqui amb les diferents accions controlem el cost total dels combustibles dels rovers i de tots els rovers amb el seu fuel <text:s/>level. </text:p>
      <text:p text:style-name="P13"/>
      <text:p text:style-name="P13"/>
      <text:p text:style-name="P13">Per tal de resoldre el problema vam utilitzar les següents accions:</text:p>
      <text:list xml:id="list478684976" text:style-name="WWNum2">
        <text:list-item>
          <text:p text:style-name="P37">translate: <text:span text:style-name="T11">Moure un rover de la base si està aparcat o dun assentament a un altre si està a un altre assentament. El rover passa dun lloc a un assentament (base si incial o assentament si ja estava posat)</text:span></text:p>
          <text:p text:style-name="P38">Cada cop que sexecuta sincrementa el cost del combustible. El fuel level del rover es decrementa en 1. Els rovers nomes es traslladaran si nomes tenen mes duna unitat de combustible, si en tenen una la gastaran per tornar a la base.</text:p>
        </text:list-item>
        <text:list-item>
          <text:p text:style-name="P37">pick1person: <text:span text:style-name="T11">Si et trobes una persona en un assentament fent request i el rover no està ocupat, és a dir, que no va ple ni porta subministres, recollirà la persona.</text:span></text:p>
        </text:list-item>
        <text:list-item>
          <text:p text:style-name="P25">pick2person: <text:span text:style-name="T11">Si et trobes dues persones en un assentament fent request i el rover no està ocupat, és a dir, que no va ple ni porta subministres, recollirà les persones.</text:span></text:p>
        </text:list-item>
        <text:list-item>
          <text:p text:style-name="P37">picksuministre: s’assigna el subministre s al rover r si el rover r estava buit i el subministre s es troba a l’assentament a.</text:p>
        </text:list-item>
        <text:list-item>
          <text:p text:style-name="P35"><text:soft-page-break/><text:span text:style-name="T6">Descarregar:</text:span><text:span text:style-name="T8"> </text:span><text:span text:style-name="T9">si el rover porta una persona o un subministre a sobre i estan a un assentament en el qual el subministre o la persona ha </text:span><text:span text:style-name="T10">fet un request de baixar</text:span><text:span text:style-name="T9"> baixar, el baixa del rover.</text:span></text:p>
        </text:list-item>
        <text:list-item>
          <text:p text:style-name="P37">carregar: <text:span text:style-name="T12">Si a un rover li queda una unitat de combustible s’en torna a la base, gastant aquesta unitat de combustible que li quedava i a la base el fuel-level es reinicialitza.</text:span></text:p>
        </text:list-item>
      </text:list>
      <text:p text:style-name="P39"/>
      <text:p text:style-name="P40"/>
      <text:p text:style-name="P28"><text:tab/></text:p>
      <text:p text:style-name="P9"/>
      <text:p text:style-name="P9"/>
      <text:p text:style-name="P9"/>
      <text:p text:style-name="P9"/>
      <text:p text:style-name="P9">3- Modelació dels problemes a resoldre</text:p>
      <text:p text:style-name="P9"/>
      <text:p text:style-name="P29">Tots els objectes es creen de forma aleatoria depen de cada generador i la inicialitzacio , tots els <text:span text:style-name="T14">fuel</text:span> sinicialitza els costs de combustible a 0 i el fuel level de cada rover declarat sinicialitza a 5 tots els predicats menys deixo-p i deixo-s son inicialitzats pq deixo-p i deixo-s només seran certs quan es compleixi el goal el mètric és que volem minimitzar el cost total del combustible</text:p>
      <text:p text:style-name="P9"/>
      <text:p text:style-name="P13"/>
      <text:p text:style-name="P30"/>
      <text:p text:style-name="P21"/>
      <text:p text:style-name="P9"/>
      <text:p text:style-name="P9"/>
      <text:p text:style-name="P9"/>
      <text:p text:style-name="P9"/>
      <text:p text:style-name="P9"><text:soft-page-break/>4- Desenvolupament dels models</text:p>
      <text:p text:style-name="P13">Una breu explicació de com s’han desenvolupat els models (si d’una sola vegada o per iteracions)</text:p>
      <text:p text:style-name="P9"/>
      <text:p text:style-name="P9"/>
      <text:p text:style-name="P9"/>
      <text:p text:style-name="P9"/>
      <text:p text:style-name="P9"/>
      <text:p text:style-name="P9">5- Proves</text:p>
      <text:p text:style-name="P13">Un conjunt de problemes de prova no trivials (mínim 2) explicant el resultat. Explicar què diferencia a les solucions que s’obté en cada joc de proves amb cada extensi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ca"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3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29T01:48:03.091000000</dc:date>
    <meta:editing-duration>PT16M25S</meta:editing-duration>
    <meta:editing-cycles>5</meta:editing-cycles>
    <meta:generator>LibreOffice/6.0.3.2$Windows_X86_64 LibreOffice_project/8f48d515416608e3a835360314dac7e47fd0b821</meta:generator>
    <meta:document-statistic meta:table-count="0" meta:image-count="0" meta:object-count="0" meta:page-count="7" meta:paragraph-count="61" meta:word-count="842" meta:character-count="4949" meta:non-whitespace-character-count="4151"/>
  </office:meta>
</office:document-meta>
</file>